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game sometimes forgets to update the extra resource on the front-end; back-end it is fine. Simply refreshing the page fixes it.</text:p>
          </table:table-cell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 office:value-type="string" calcext:value-type="string">
            <text:p>Unsure how this should work with Exterminatus and similar effects; may require significant spaghetti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/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t is only sacrificed after the target has been chosen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  <table:table-cell/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  <table:table-cell/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st be called separately at the end of every DE event.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sure how this should work with effects that grant text. Currently it cancels all of the effects regardless.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 office:value-type="string" calcext:value-type="string">
            <text:p>EVIL but doabl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  <table:table-cell/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64130434782609" calcext:value-type="float">
            <text:p>0.864130434782609</text:p>
          </table:table-cell>
          <table:table-cell table:number-columns-repeated="2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48.3020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1T14:54:49.377699500</dc:date>
    <meta:editing-duration>P3DT5H27M9S</meta:editing-duration>
    <meta:editing-cycles>110</meta:editing-cycles>
    <meta:generator>LibreOffice/25.2.1.2$Windows_X86_64 LibreOffice_project/d3abf4aee5fd705e4a92bba33a32f40bc4e56f49</meta:generator>
    <meta:document-statistic meta:table-count="1" meta:cell-count="593" meta:object-count="0"/>
  </office:meta>
</office:document-meta>
</file>